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088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ziekwinkel</text:p>
      <text:p text:style-name="P3"/>
      <text:p text:style-name="P3">TODO</text:p>
      <text:p text:style-name="P3"><text:tab/>-<text:span text:style-name="T1">Programma</text:span></text:p>
      <text:list xml:id="list1100149261" text:style-name="L1">
        <text:list-item>
          <text:list>
            <text:list-item>
              <text:list>
                <text:list-item>
                  <text:p text:style-name="P4">Unittests/mocken</text:p>
                </text:list-item>
              </text:list>
            </text:list-item>
          </text:list>
        </text:list-item>
      </text:list>
      <text:p text:style-name="P3"><text:tab/><text:tab/></text:p>
      <text:p text:style-name="P3"><text:tab/>-<text:span text:style-name="T1">Technisch ontwerp</text:span></text:p>
      <text:list xml:id="list2604854514" text:style-name="L2">
        <text:list-item>
          <text:list>
            <text:list-item>
              <text:list>
                <text:list-item>
                  <text:p text:style-name="P5">Klassendiagram<text:line-break/><text:span text:style-name="T2">ALLEEN entities (models) mappen, nog maken!</text:span></text:p>
                </text:list-item>
                <text:list-item>
                  <text:p text:style-name="P5">2+ sequentiediagrammen</text:p>
                </text:list-item>
              </text:list>
            </text:list-item>
          </text:list>
        </text:list-item>
      </text:list>
      <text:p text:style-name="P3"/>
      <text:p text:style-name="P3"><text:tab/>-<text:span text:style-name="T1">Installatiehandleiding</text:span></text:p>
      <text:list xml:id="list2620893215" text:style-name="L3">
        <text:list-item>
          <text:list>
            <text:list-item>
              <text:list>
                <text:list-item>
                  <text:p text:style-name="P6">Stappenplan</text:p>
                </text:list-item>
                <text:list-item>
                  <text:p text:style-name="P6">Lijst van benodigdheden</text:p>
                </text:list-item>
              </text:list>
            </text:list-item>
          </text:list>
        </text:list-item>
      </text:list>
      <text:p text:style-name="P1"/>
      <text:p text:style-name="P1"><text:tab/>-Verantwoordingsdocument</text:p>
      <text:list xml:id="list4189156612" text:style-name="L4">
        <text:list-item>
          <text:list>
            <text:list-item>
              <text:list>
                <text:list-item>
                  <text:p text:style-name="P7">Beargumenteerd overzicht van toegepaste technieken</text:p>
                </text:list-item>
              </text:list>
            </text:list-item>
          </text:list>
        </text:list-item>
      </text:list>
      <text:p text:style-name="P2">Artist:</text:p>
      <text:p text:style-name="P3"/>
      <text:p text:style-name="P3">-Showall</text:p>
      <text:p text:style-name="P3"/>
      <text:p text:style-name="P3">-Add new artist</text:p>
      <text:p text:style-name="P3"><text:tab/>Name</text:p>
      <text:p text:style-name="P3"><text:tab/>Year founded</text:p>
      <text:p text:style-name="P3"/>
      <text:p text:style-name="P3">-Delete artist</text:p>
      <text:p text:style-name="P3"><text:tab/>By id?</text:p>
      <text:p text:style-name="P3"/>
      <text:p text:style-name="P3">-Edit artist name</text:p>
      <text:p text:style-name="P3"><text:tab/>Find by ID, requestparam new name</text:p>
      <text:p text:style-name="P3"/>
      <text:p text:style-name="P3">-Edit artist label</text:p>
      <text:p text:style-name="P3"><text:tab/>Set current label</text:p>
      <text:p text:style-name="P3"><text:tab/>Add artist to label artistlist</text:p>
      <text:p text:style-name="P3"/>
      <text:p text:style-name="P3">-Add artist album</text:p>
      <text:p text:style-name="P2">Label:</text:p>
      <text:p text:style-name="P3"/>
      <text:p text:style-name="P3">-Showall</text:p>
      <text:p text:style-name="P3"/>
      <text:p text:style-name="P3">-Add new label</text:p>
      <text:p text:style-name="P3"><text:tab/>name</text:p>
      <text:p text:style-name="P3"><text:tab/></text:p>
      <text:p text:style-name="P3">-Delete label</text:p>
      <text:p text:style-name="P3"/>
      <text:p text:style-name="P3">-Edit label name</text:p>
      <text:p text:style-name="P2">Albums:</text:p>
      <text:p text:style-name="P3"/>
      <text:p text:style-name="P3">-Showall</text:p>
      <text:p text:style-name="P3"/>
      <text:p text:style-name="P3">-Add new album</text:p>
      <text:p text:style-name="P3"><text:tab/>Name</text:p>
      <text:p text:style-name="P3"><text:tab/>Artist (haal label uit artist)</text:p>
      <text:p text:style-name="P3"><text:tab/>Add album to artist albumlist</text:p>
      <text:p text:style-name="P3"/>
      <text:p text:style-name="P3">-Remove album</text:p>
      <text:p text:style-name="P3"><text:tab/>Delete album from repo</text:p>
      <text:p text:style-name="P3"><text:tab/>Delete album from artist albumlist</text:p>
      <text:p text:style-name="P3"/>
      <text:p text:style-name="P3">-Edit album name</text:p>
      <text:p text:style-name="P3"><text:tab/>By album ID, requestparam new name</text:p>
      <text:p text:style-name="P2">Rechten</text:p>
      <text:p text:style-name="P3"/>
      <text:p text:style-name="P3">Gebruikers met rol USER kunnen alle data inzien maar niks aanpassen, gebruikers met rol ADMIN kunnen al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5:59:57.131000000</dc:date>
    <meta:editing-duration>PT13H22M52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46" meta:word-count="132" meta:character-count="881" meta:non-whitespace-character-count="779"/>
  </office:meta>
</office:document-meta>
</file>